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officeooo:rsid="001f0387" officeooo:paragraph-rsid="001f0387" style:font-size-asian="10pt" style:font-size-complex="10pt"/>
    </style:style>
    <style:style style:name="P2" style:family="paragraph" style:parent-style-name="Standard" style:list-style-name="L1">
      <style:text-properties style:font-name="Verdana" fo:font-size="10pt" officeooo:rsid="001f0387" officeooo:paragraph-rsid="001f0387" style:font-size-asian="10pt" style:font-size-complex="10pt"/>
    </style:style>
    <style:style style:name="P3" style:family="paragraph" style:parent-style-name="Standard" style:list-style-name="L1">
      <style:text-properties style:font-name="Verdana" fo:font-size="10pt" officeooo:rsid="00217cab" officeooo:paragraph-rsid="00217cab" style:font-size-asian="10pt" style:font-size-complex="10pt"/>
    </style:style>
    <style:style style:name="P4" style:family="paragraph" style:parent-style-name="Standard" style:list-style-name="L1">
      <style:text-properties style:font-name="Verdana" fo:font-size="10pt" officeooo:rsid="0020310b" officeooo:paragraph-rsid="0020310b" style:font-size-asian="10pt" style:font-size-complex="10pt"/>
    </style:style>
    <style:style style:name="P5" style:family="paragraph" style:parent-style-name="Standard" style:list-style-name="L1">
      <style:text-properties style:font-name="Verdana" fo:font-size="10pt" officeooo:rsid="0021a0d7" officeooo:paragraph-rsid="0021a0d7" style:font-size-asian="10pt" style:font-size-complex="10pt"/>
    </style:style>
    <style:style style:name="P6" style:family="paragraph" style:parent-style-name="Standard">
      <style:text-properties style:font-name="Verdana" fo:font-size="10pt" officeooo:rsid="0021a0d7" officeooo:paragraph-rsid="0021a0d7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310b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Game of Dwarven Dice</text:p>
      <text:p text:style-name="P1"/>
      <text:list xml:id="list1233647271" text:style-name="L1">
        <text:list-item>
          <text:p text:style-name="P2">Played on a 5x5 board with each player having 5d6</text:p>
        </text:list-item>
        <text:list-item>
          <text:p text:style-name="P2">To start, roll all the dice and randomly place it on the row closest to you – Your "home" row</text:p>
        </text:list-item>
        <text:list-item>
          <text:p text:style-name="P3">Your goal is to move one or more of your dice into your opponent's home row</text:p>
        </text:list-item>
        <text:list-item>
          <text:p text:style-name="P2">On your turn you MUST</text:p>
          <text:list>
            <text:list-item>
              <text:p text:style-name="P2">Move one of your dice forward by one</text:p>
            </text:list-item>
            <text:list-item>
              <text:p text:style-name="P2">If the space you are moving to is empty, reduce the die by one pip</text:p>
              <text:list>
                <text:list-item>
                  <text:p text:style-name="P2">Except for a 1 – that die moves and does not reduce</text:p>
                </text:list-item>
              </text:list>
            </text:list-item>
            <text:list-item>
              <text:p text:style-name="P2">If the space has an opposing die of equal or lesser value, resolve the <text:span text:style-name="T1">battle</text:span></text:p>
            </text:list-item>
            <text:list-item>
              <text:p text:style-name="P2">Then re-roll any <text:span text:style-name="T1">other</text:span><text:span text:style-name="T2"> of your dice</text:span></text:p>
              <text:list>
                <text:list-item>
                  <text:p text:style-name="P3"><text:span text:style-name="T2">Alternately, you can roll one of your captured dice back into an empty space in your home row</text:span></text:p>
                </text:list-item>
              </text:list>
            </text:list-item>
          </text:list>
        </text:list-item>
        <text:list-item>
          <text:p text:style-name="P2"><text:span text:style-name="T2">A </text:span><text:span text:style-name="T1">battle</text:span><text:span text:style-name="T2"> is when you move your die into an opponent's die of equal or lesser value. </text:span><text:span text:style-name="T3">You resolve the battle as follows:</text:span></text:p>
          <text:list>
            <text:list-item>
              <text:p text:style-name="P4"><text:span text:style-name="T2">If the attacker is higher than the defender</text:span></text:p>
              <text:list>
                <text:list-item>
                  <text:p text:style-name="P4"><text:span text:style-name="T2">The defender's die is taken off the board</text:span></text:p>
                </text:list-item>
                <text:list-item>
                  <text:p text:style-name="P4"><text:span text:style-name="T2">The attacker's die moves into the space</text:span></text:p>
                </text:list-item>
                <text:list-item>
                  <text:p text:style-name="P4"><text:span text:style-name="T2">The attacker's die does NOT lose a pip</text:span></text:p>
                </text:list-item>
                <text:list-item>
                  <text:p text:style-name="P4"><text:span text:style-name="T2">The exception to this is </text:span><text:span text:style-name="T1">1s always capture 6s and cannot be captured by 6s</text:span></text:p>
                </text:list-item>
              </text:list>
            </text:list-item>
            <text:list-item>
              <text:p text:style-name="P4"><text:span text:style-name="T2">If the attacker is equal to the defender</text:span></text:p>
              <text:list>
                <text:list-item>
                  <text:p text:style-name="P4"><text:span text:style-name="T2">The attacker's die moves forward</text:span></text:p>
                </text:list-item>
                <text:list-item>
                  <text:p text:style-name="P4"><text:span text:style-name="T2">The defender's die moves backwards</text:span></text:p>
                </text:list-item>
                <text:list-item>
                  <text:p text:style-name="P4"><text:span text:style-name="T2">The attacker's die does NOT lose a pip</text:span></text:p>
                </text:list-item>
                <text:list-item>
                  <text:p text:style-name="P4"><text:span text:style-name="T2">The defender's die loses a pip</text:span></text:p>
                </text:list-item>
                <text:list-item>
                  <text:p text:style-name="P4"><text:span text:style-name="T2">If you cannot move backwards because you are on your home row, you are instead captured and the attacker moves into your home row</text:span></text:p>
                  <text:list>
                    <text:list-item>
                      <text:p text:style-name="P4"><text:span text:style-name="T2">Unless your value is 6, in which case, you just reroll your die</text:span></text:p>
                    </text:list-item>
                  </text:list>
                </text:list-item>
                <text:list-item>
                  <text:p text:style-name="P3"><text:span text:style-name="T2">The exception to this is if both dice are 1s</text:span></text:p>
                  <text:list>
                    <text:list-item>
                      <text:p text:style-name="P3"><text:span text:style-name="T2">In this case, the dice </text:span><text:span text:style-name="T1">duel</text:span><text:span text:style-name="T2">, both players roll</text:span></text:p>
                    </text:list-item>
                    <text:list-item>
                      <text:p text:style-name="P3"><text:span text:style-name="T2">The defender gets a -1 to his roll</text:span></text:p>
                    </text:list-item>
                    <text:list-item>
                      <text:p text:style-name="P3"><text:span text:style-name="T2">The high roll wins, and the low roller is captured</text:span></text:p>
                    </text:list-item>
                    <text:list-item>
                      <text:p text:style-name="P3"><text:span text:style-name="T2">If the attacker won, he moves into the vacated space</text:span></text:p>
                    </text:list-item>
                    <text:list-item>
                      <text:p text:style-name="P3"><text:span text:style-name="T2">If the defender won, he does NOT mov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2">If you cannot move a die because all of your dice are blocked by opposing dice of higher value, you can forego your move, and instead reroll one of your dice without moving</text:span></text:p>
          <text:list>
            <text:list-item>
              <text:p text:style-name="P3"><text:span text:style-name="T2">However, if you CAN make a move, you MUST, even if it will result in that die being captured next turn</text:span></text:p>
            </text:list-item>
          </text:list>
        </text:list-item>
        <text:list-item>
          <text:p text:style-name="P3"><text:span text:style-name="T2">If you have only one die remaining, you can either move it, or reroll it without moving it, but you cannot do both</text:span></text:p>
        </text:list-item>
        <text:list-item>
          <text:p text:style-name="P5"><text:span text:style-name="T2">When you move a die into the opponent's home row, you have won the column and your die stays there to be scored</text:span></text:p>
          <text:list>
            <text:list-item>
              <text:p text:style-name="P5"><text:span text:style-name="T2">That column is no longer in play</text:span></text:p>
            </text:list-item>
          </text:list>
        </text:list-item>
        <text:list-item>
          <text:p text:style-name="P5"><text:span text:style-name="T2">Once all columns are won, the player with the higher score wins</text:span></text:p>
        </text:list-item>
      </text:list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35S</meta:editing-duration>
    <meta:editing-cycles>6</meta:editing-cycles>
    <meta:generator>LibreOffice/5.4.2.2$Windows_X86_64 LibreOffice_project/22b09f6418e8c2d508a9eaf86b2399209b0990f4</meta:generator>
    <dc:date>2017-12-30T19:21:41.421000000</dc:date>
    <meta:print-date>2017-12-30T19:20:10.030000000</meta:print-date>
    <meta:document-statistic meta:table-count="0" meta:image-count="0" meta:object-count="0" meta:page-count="1" meta:paragraph-count="36" meta:word-count="476" meta:character-count="2231" meta:non-whitespace-character-count="1824"/>
    <meta:user-defined meta:name="Info 1"/>
    <meta:user-defined meta:name="Info 2"/>
    <meta:user-defined meta:name="Info 3"/>
    <meta:user-defined meta:name="Info 4"/>
  </office:meta>
</office:document-meta>
</file>